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7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HUARAYA ROQUE, DELFI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3665101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EM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7126605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HUARAYA ROQUE, DELFI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3665101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4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.3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3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67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7/08/2021</text:p>
          </table:table-cell>
          <table:table-cell table:style-name="Tabla2.A3" office:value-type="string">
            <text:p text:style-name="P16">63677</text:p>
          </table:table-cell>
          <table:table-cell table:style-name="Tabla2.D3" office:value-type="string">
            <text:p text:style-name="P17">674.5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7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7T17:53:02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